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10000001C83D1B949E3B2AD887.png" manifest:media-type="image/png"/>
  <manifest:file-entry manifest:full-path="Pictures/100002010000021F000001D1841BFC607C34D737.png" manifest:media-type="image/png"/>
  <manifest:file-entry manifest:full-path="Pictures/100002010000021D000001A97CE2A1373DA6223A.png" manifest:media-type="image/png"/>
  <manifest:file-entry manifest:full-path="Pictures/10000201000001B60000019AC2E0578908929192.png" manifest:media-type="image/png"/>
  <manifest:file-entry manifest:full-path="Pictures/10000201000001C200000199549C8F7C3A316BC3.png" manifest:media-type="image/png"/>
  <manifest:file-entry manifest:full-path="Pictures/1000000000000429000002B77AB5136AFB543F8B.jpg" manifest:media-type="image/jpeg"/>
  <manifest:file-entry manifest:full-path="Pictures/10000201000001CF0000019D07236CC60AD77614.png" manifest:media-type="image/png"/>
  <manifest:file-entry manifest:full-path="Pictures/10000201000001C50000019EE42CB03626B35DC9.png" manifest:media-type="image/png"/>
  <manifest:file-entry manifest:full-path="Pictures/10000201000001EA0000019B9E5BCC2A85F316C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222cm" svg:height="10.586cm" svg:x="6.239cm" svg:y="5.207cm">
          <draw:image xlink:href="Pictures/1000000000000429000002B77AB5136AFB543F8B.jpg" xlink:type="simple" xlink:show="embed" xlink:actuate="onLoad" loext:mime-type="image/jpeg">
            <text:p/>
          </draw:image>
        </draw:frame>
        <draw:frame draw:style-name="gr1" draw:text-style-name="P1" draw:layer="layout" svg:width="6.042cm" svg:height="5.656cm" svg:x="2.648cm" svg:y="15.037cm">
          <draw:image xlink:href="Pictures/10000201000001B60000019AC2E0578908929192.png" xlink:type="simple" xlink:show="embed" xlink:actuate="onLoad" loext:mime-type="image/png">
            <text:p/>
          </draw:image>
        </draw:frame>
        <draw:frame draw:style-name="gr1" draw:text-style-name="P1" draw:layer="layout" svg:width="6.043cm" svg:height="5.389cm" svg:x="0.878cm" svg:y="9.654cm">
          <draw:image xlink:href="Pictures/10000201000001CF0000019D07236CC60AD77614.png" xlink:type="simple" xlink:show="embed" xlink:actuate="onLoad" loext:mime-type="image/png">
            <text:p/>
          </draw:image>
        </draw:frame>
        <draw:frame draw:style-name="gr1" draw:text-style-name="P1" draw:layer="layout" svg:width="5.418cm" svg:height="4.952cm" svg:x="1.386cm" svg:y="4.621cm">
          <draw:image xlink:href="Pictures/10000201000001C50000019EE42CB03626B35DC9.png" xlink:type="simple" xlink:show="embed" xlink:actuate="onLoad" loext:mime-type="image/png">
            <text:p/>
          </draw:image>
        </draw:frame>
        <draw:frame draw:style-name="gr1" draw:text-style-name="P1" draw:layer="layout" svg:width="5.532cm" svg:height="4.64cm" svg:x="4.664cm" svg:y="0.032cm">
          <draw:image xlink:href="Pictures/10000201000001EA0000019B9E5BCC2A85F316C2.png" xlink:type="simple" xlink:show="embed" xlink:actuate="onLoad" loext:mime-type="image/png">
            <text:p/>
          </draw:image>
        </draw:frame>
        <draw:frame draw:style-name="gr1" draw:text-style-name="P1" draw:layer="layout" svg:width="5.46cm" svg:height="4.961cm" svg:x="11.374cm" svg:y="0.203cm">
          <draw:image xlink:href="Pictures/10000201000001C200000199549C8F7C3A316BC3.png" xlink:type="simple" xlink:show="embed" xlink:actuate="onLoad" loext:mime-type="image/png">
            <text:p/>
          </draw:image>
        </draw:frame>
        <draw:line draw:style-name="gr2" draw:text-style-name="P2" draw:layer="layout" svg:x1="7.882cm" svg:y1="16.256cm" svg:x2="12.708cm" svg:y2="13.462cm">
          <text:p/>
        </draw:line>
        <draw:line draw:style-name="gr2" draw:text-style-name="P2" draw:layer="layout" svg:x1="5.596cm" svg:y1="12.065cm" svg:x2="12.708cm" svg:y2="10.541cm">
          <text:p/>
        </draw:line>
        <draw:line draw:style-name="gr2" draw:text-style-name="P2" draw:layer="layout" svg:x1="5.85cm" svg:y1="6.858cm" svg:x2="12.708cm" svg:y2="9.315cm">
          <text:p/>
        </draw:line>
        <draw:line draw:style-name="gr2" draw:text-style-name="P2" draw:layer="layout" svg:x1="8.771cm" svg:y1="3.556cm" svg:x2="12.708cm" svg:y2="8.815cm">
          <text:p/>
        </draw:line>
        <draw:line draw:style-name="gr2" draw:text-style-name="P2" draw:layer="layout" svg:x1="13.597cm" svg:y1="3.683cm" svg:x2="12.708cm" svg:y2="5.515cm">
          <text:p/>
        </draw:line>
        <draw:frame draw:style-name="gr1" draw:text-style-name="P1" draw:layer="layout" svg:width="8.001cm" svg:height="6.852cm" svg:x="20.836cm" svg:y="14.149cm">
          <draw:image xlink:href="Pictures/100002010000021F000001D1841BFC607C34D737.png" xlink:type="simple" xlink:show="embed" xlink:actuate="onLoad" loext:mime-type="image/png">
            <text:p/>
          </draw:image>
        </draw:frame>
        <draw:frame draw:style-name="gr1" draw:text-style-name="P1" draw:layer="layout" svg:width="7.851cm" svg:height="6.78cm" svg:x="21.137cm" svg:y="6.574cm">
          <draw:image xlink:href="Pictures/1000020100000210000001C83D1B949E3B2AD887.png" xlink:type="simple" xlink:show="embed" xlink:actuate="onLoad" loext:mime-type="image/png">
            <text:p/>
          </draw:image>
        </draw:frame>
        <draw:frame draw:style-name="gr1" draw:text-style-name="P1" draw:layer="layout" svg:width="7.818cm" svg:height="6.142cm" svg:x="20.836cm" svg:y="0cm">
          <draw:image xlink:href="Pictures/100002010000021D000001A97CE2A1373DA6223A.png" xlink:type="simple" xlink:show="embed" xlink:actuate="onLoad" loext:mime-type="image/png">
            <text:p/>
          </draw:image>
        </draw:frame>
        <draw:line draw:style-name="gr2" draw:text-style-name="P2" draw:layer="layout" svg:x1="23.503cm" svg:y1="3.429cm" svg:x2="19.008cm" svg:y2="8.115cm">
          <text:p/>
        </draw:line>
        <draw:line draw:style-name="gr2" draw:text-style-name="P2" draw:layer="layout" svg:x1="24.011cm" svg:y1="9.398cm" svg:x2="19.009cm" svg:y2="9.315cm">
          <text:p/>
        </draw:line>
        <draw:line draw:style-name="gr2" draw:text-style-name="P2" draw:layer="layout" svg:x1="23.122cm" svg:y1="15.621cm" svg:x2="19.01cm" svg:y2="10.88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2T10:23:13.073871482</meta:creation-date>
    <dc:date>2019-09-22T11:05:31.092950029</dc:date>
    <meta:editing-duration>PT48S</meta:editing-duration>
    <meta:editing-cycles>1</meta:editing-cycles>
    <meta:document-statistic meta:object-count="17"/>
    <meta:generator>LibreOffice/6.2.6.2$Linux_X86_64 LibreOffice_project/20$Build-2</meta:generator>
  </office:meta>
</office:document-meta>
</file>